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f66c" officeooo:paragraph-rsid="000bf66c"/>
    </style:style>
    <style:style style:name="P2" style:family="paragraph" style:parent-style-name="Standard">
      <style:text-properties officeooo:rsid="000da121" officeooo:paragraph-rsid="000da1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dd</text:p>
      <text:p text:style-name="P2">laylatlo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5T18:15:13.219000000</dc:date>
    <meta:editing-duration>PT7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2" meta:word-count="2" meta:character-count="12" meta:non-whitespace-character-count="12"/>
  </office:meta>
</office:document-meta>
</file>